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25in" fo:margin-left="-0.0785in" table:align="left" style:writing-mode="lr-tb"/>
    </style:style>
    <style:style style:name="Table1.A" style:family="table-column">
      <style:table-column-properties style:column-width="2.1389in"/>
    </style:style>
    <style:style style:name="Table1.B" style:family="table-column">
      <style:table-column-properties style:column-width="2.1396in"/>
    </style:style>
    <style:style style:name="Table1.C" style:family="table-column">
      <style:table-column-properties style:column-width="2.1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Calibri" style:font-name-complex="Calibri"/>
    </style:style>
    <style:style style:name="P2" style:family="paragraph" style:parent-style-name="Standard" style:list-style-name="WW8Num7">
      <style:text-properties style:font-name="Calibri" style:font-name-complex="Calibri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Calibri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5" style:family="paragraph" style:parent-style-name="Standard" style:list-style-name="WW8Num5">
      <style:paragraph-properties fo:text-align="justify" style:justify-single-word="false"/>
      <style:text-properties style:font-name="Calibri" style:font-name-complex="Calibri"/>
    </style:style>
    <style:style style:name="P6" style:family="paragraph" style:parent-style-name="Standard" style:list-style-name="WW8Num1">
      <style:text-properties style:font-name="Calibri" style:font-name-complex="Calibri"/>
    </style:style>
    <style:style style:name="P7" style:family="paragraph" style:parent-style-name="Standard">
      <style:text-properties style:font-name="Calibri" fo:language="en" fo:country="GB" style:language-asian="en" style:country-asian="US" style:font-name-complex="Calibri"/>
    </style:style>
    <style:style style:name="P8" style:family="paragraph" style:parent-style-name="Standard" style:list-style-name="WW8Num7"/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WW8Num1"/>
    <style:style style:name="P11" style:family="paragraph" style:parent-style-name="Standard">
      <style:paragraph-properties fo:break-before="page"/>
      <style:text-properties style:font-name="Calibri" style:font-name-complex="Calibri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cc166" style:font-name-complex="Calibri"/>
    </style:style>
    <style:style style:name="T3" style:family="text">
      <style:text-properties style:font-name="Calibri" fo:font-weight="bold" style:font-weight-asian="bold" style:font-name-complex="Calibri"/>
    </style:style>
    <style:style style:name="T4" style:family="text">
      <style:text-properties officeooo:rsid="000cc166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CIS 508 (Spring 2014) Assignment 1</text:span></text:p>
      <text:p text:style-name="P1"/>
      <text:p text:style-name="P1">Name: <text:span text:style-name="T4">Yanan Xiao<text:tab/></text:span></text:p>
      <text:p text:style-name="P1"/>
      <text:p text:style-name="Standard"><text:span text:style-name="T1">Masdar Email: </text:span><text:span text:style-name="T2">yxiao@masdar.ac.ae</text:span></text:p>
      <text:p text:style-name="P1"/>
      <text:p text:style-name="Standard"><text:span text:style-name="T1">Deadline:</text:span><text:span text:style-name="T3"> 30 Jan 2014, 11:59pm (Late submissions of assignments will not be marked)</text:span></text:p>
      <text:p text:style-name="P1"/>
      <text:p text:style-name="Standard"><text:span text:style-name="T1">Submission Instructions:</text:span></text:p>
      <text:p text:style-name="P1"/>
      <text:list xml:id="list3772435408680158383" text:style-name="WW8Num7">
        <text:list-item>
          <text:p text:style-name="P2">Fill in this document</text:p>
        </text:list-item>
        <text:list-item>
          <text:p text:style-name="P8"><text:span text:style-name="T1">Save as a pdf file, with filename as “cis508-2014-asg1-[MasdarEmailUserID].pdf” (replace [MasdarEmailUserID] by your own Masdar Email User ID)</text:span></text:p>
        </text:list-item>
        <text:list-item>
          <text:p text:style-name="P8"><text:span text:style-name="T1">Send as an attachment to sidckchau@gmail.com, with email subject <text:s/>as “[CIS 508] Assignment 1 (2014)” before the above deadline</text:span></text:p>
        </text:list-item>
      </text:list>
      <text:p text:style-name="P1"/>
      <text:p text:style-name="P1"/>
      <text:p text:style-name="Standard"><text:span text:style-name="T1">Questions:</text:span></text:p>
      <text:p text:style-name="P1"/>
      <text:p text:style-name="P1">Part 1:</text:p>
      <text:p text:style-name="P1"/>
      <text:p text:style-name="P9"><text:span text:style-name="T1">Xen is a brainchild from computer laboratory, University of Cambridge (led by Ian Pratt). Xen realizes the idea of paravirtualization.</text:span></text:p>
      <text:p text:style-name="P1"/>
      <text:list xml:id="list4458309402870316470" text:style-name="WW8Num1">
        <text:list-item>
          <text:p text:style-name="P10"><text:span text:style-name="T1">What is paravirtualization? What are the differences between paravirtualization and other former virtualization technology? (2 Marks)</text:span></text:p>
        </text:list-item>
      </text:list>
      <text:p text:style-name="P7"><draw:frame draw:style-name="fr1" draw:name="Frame1" text:anchor-type="char" svg:x="-0.0339in" svg:y="0.148in" svg:width="6.2811in" svg:height="3.4102in" draw:z-index="0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list xml:id="list175924675144338" text:continue-numbering="true" text:style-name="WW8Num1">
        <text:list-item>
          <text:p text:style-name="P10"><text:span text:style-name="T1">Why the development of Xen is important in the context of operating systems? (2 Marks)</text:span></text:p>
        </text:list-item>
      </text:list>
      <text:p text:style-name="P7"><draw:frame draw:style-name="fr1" draw:name="Frame2" text:anchor-type="char" svg:x="-0.0339in" svg:y="0.148in" svg:width="6.2811in" svg:height="3.5319in" draw:z-index="2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925963561044" text:continue-numbering="true" text:style-name="WW8Num1">
        <text:list-item>
          <text:p text:style-name="P10"><text:span text:style-name="T1">Xen was acquired by Citrix in 2007 for US$500M. Why did Citrix buy Xen? Based on the present observations, was the acquisition worthwhile? (2 Marks)</text:span></text:p>
        </text:list-item>
      </text:list>
      <text:p text:style-name="P1"/>
      <text:p text:style-name="P7"><draw:frame draw:style-name="fr1" draw:name="Frame3" text:anchor-type="char" svg:x="-0.0339in" svg:y="0.0362in" svg:width="6.2811in" svg:height="3.322in" draw:z-index="1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"><text:tab/>Part 2:</text:p>
      <text:p text:style-name="P1"/>
      <text:p text:style-name="P9"><text:span text:style-name="T1">PlanetLab was conceived as a new breed of distributed computer systems.</text:span></text:p>
      <text:p text:style-name="P3"/>
      <text:list xml:id="list175923983269252" text:continue-numbering="true" text:style-name="WW8Num1">
        <text:list-item>
          <text:p text:style-name="P10"><text:span text:style-name="T1">Explain the concept of PlanetLab? Compare the similarities and differences between PlanetLab to other similar systems, like Emulab, Orbit, GENI (2 Marks)</text:span></text:p>
        </text:list-item>
      </text:list>
      <text:p text:style-name="P7"><draw:frame draw:style-name="fr1" draw:name="Frame4" text:anchor-type="char" svg:x="-0.0339in" svg:y="0.148in" svg:width="6.2811in" svg:height="3.3327in" draw:z-index="3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923851810980" text:continue-numbering="true" text:style-name="WW8Num1">
        <text:list-item>
          <text:p text:style-name="P10"><text:span text:style-name="T1">What are the applications that can run on PlanetLab? Why are advantages for running those applications on PlanetLab?(2 Marks)</text:span></text:p>
        </text:list-item>
      </text:list>
      <text:p text:style-name="P7"><draw:frame draw:style-name="fr1" draw:name="Frame5" text:anchor-type="char" svg:x="-0.0339in" svg:y="0.148in" svg:width="6.2811in" svg:height="3.4602in" draw:z-index="4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Standard"><text:span text:style-name="T1">Part 3:</text:span></text:p>
      <text:p text:style-name="P1"><text:soft-page-break/></text:p>
      <text:p text:style-name="P4">Consider three transactions (T1, T2, T3) as follow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T1</text:p>
          </table:table-cell>
          <table:table-cell table:style-name="Table1.A1" office:value-type="string">
            <text:p text:style-name="P4">T2</text:p>
          </table:table-cell>
          <table:table-cell table:style-name="Table1.C1" office:value-type="string">
            <text:p text:style-name="P4">T3</text:p>
          </table:table-cell>
        </table:table-row>
        <table:table-row table:style-name="Table1.1">
          <table:table-cell table:style-name="Table1.A1" office:value-type="string">
            <text:p text:style-name="P4">ReadLock(B)</text:p>
            <text:p text:style-name="P4">B_ = Read(B)</text:p>
            <text:p text:style-name="P4">B_ = B_ + 100</text:p>
            <text:p text:style-name="P4">ReadLock(A)</text:p>
            <text:p text:style-name="P4">A_ = Read(A)</text:p>
            <text:p text:style-name="P4">A_ = A_ - 100</text:p>
            <text:p text:style-name="P4">WriteLock(A)</text:p>
            <text:p text:style-name="P4">Write(A, A_)</text:p>
            <text:p text:style-name="P4">WriteLock(B)</text:p>
            <text:p text:style-name="P4">Write(B, B_)</text:p>
            <text:p text:style-name="P4">WriteUnlock(A)</text:p>
            <text:p text:style-name="P4">WriteUnlock(B)</text:p>
          </table:table-cell>
          <table:table-cell table:style-name="Table1.A1" office:value-type="string">
            <text:p text:style-name="P4">ReadLock(A)</text:p>
            <text:p text:style-name="P4">A’ = Read(A)</text:p>
            <text:p text:style-name="P4">ReadLock(B)</text:p>
            <text:p text:style-name="P4">B’ = Read(B)</text:p>
            <text:p text:style-name="P4">Print(A’ <text:s/>+ B’)</text:p>
            <text:p text:style-name="P4">ReadUnlock(A)</text:p>
            <text:p text:style-name="P4">ReadUnlock(B)</text:p>
            <text:p text:style-name="P4"/>
          </table:table-cell>
          <table:table-cell table:style-name="Table1.C1" office:value-type="string">
            <text:p text:style-name="P4">ReadLock(B)</text:p>
            <text:p text:style-name="P4">B’’ = Read(B)</text:p>
            <text:p text:style-name="P4">WriteLock(A)</text:p>
            <text:p text:style-name="P4">Write (A, 20)</text:p>
            <text:p text:style-name="P4">Print(B’’)</text:p>
            <text:p text:style-name="P4">WriteUnlock(A)</text:p>
            <text:p text:style-name="P4">ReadUnlock(B)</text:p>
            <text:p text:style-name="P4"/>
          </table:table-cell>
        </table:table-row>
      </table:table>
      <text:p text:style-name="P4"/>
      <text:p text:style-name="P4">We assume that</text:p>
      <text:list xml:id="list5427400870273369019" text:style-name="WW8Num5">
        <text:list-item>
          <text:p text:style-name="P5">Time is divided into discrete timeslots (e.g. t=1, 2, 3, …). </text:p>
        </text:list-item>
        <text:list-item>
          <text:p text:style-name="P5">Each operation can be executed within one timeslot. </text:p>
        </text:list-item>
        <text:list-item>
          <text:p text:style-name="P5">Simultaneous operations from different transactions may be executed at the same timeslot, if not prevented by locking. </text:p>
        </text:list-item>
        <text:list-item>
          <text:p text:style-name="P5">However, unlocking operation cannot be executed simultaneously with other locking operations on the same data at the same timeslot.</text:p>
        </text:list-item>
        <text:list-item>
          <text:p text:style-name="P5">Also, WriteLock operation cannot be executed simultaneously with other locking/unlocking operations on the same data at the same timeslot.</text:p>
        </text:list-item>
      </text:list>
      <text:p text:style-name="P1"/>
      <text:list xml:id="list175925077497736" text:continue-list="list175923851810980" text:style-name="WW8Num1">
        <text:list-item>
          <text:p text:style-name="P6">Considering T1 and T2, give an instance of execution, such that T1 can be executed successfully, but T2 fails. And explain why T2 fails in the instance. (1 Mark)</text:p>
        </text:list-item>
      </text:list>
      <text:p text:style-name="P7"><draw:frame draw:style-name="fr1" draw:name="Frame6" text:anchor-type="char" svg:x="-0.0339in" svg:y="0.148in" svg:width="6.2811in" svg:height="3.9634in" draw:z-index="5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75925492733007" text:continue-numbering="true" text:style-name="WW8Num1">
        <text:list-item>
          <text:p text:style-name="P10"><text:span text:style-name="T1">Considering T1 and T2, give an instance of execution, such that both T1 and T2 can be executed successfully, using the minimal number of timeslots. (1 Mark)</text:span></text:p>
        </text:list-item>
      </text:list>
      <text:p text:style-name="P7"><draw:frame draw:style-name="fr1" draw:name="Frame7" text:anchor-type="char" svg:x="-0.0339in" svg:y="0.148in" svg:width="6.2811in" svg:height="3.7602in" draw:z-index="6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924241451907" text:continue-numbering="true" text:style-name="WW8Num1">
        <text:list-item>
          <text:p text:style-name="P10"><text:span text:style-name="T1">Considering T1, T2 and T3, give an instance of execution, such that all T1, T2 and T3 can be executed successfully, using the minimal number of timeslots. (2 Marks)</text:span></text:p>
        </text:list-item>
      </text:list>
      <text:p text:style-name="P7"><draw:frame draw:style-name="fr1" draw:name="Frame8" text:anchor-type="char" svg:x="-0.0339in" svg:y="0.1453in" svg:width="6.2811in" svg:height="4.352in" draw:z-index="7"><draw:text-box><text:p text:style-name="Standard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line-height="0.861in" fo:text-align="center" style:justify-single-word="false" fo:keep-with-next="always"/>
      <style:text-properties fo:color="#cc0000" style:font-name="Times" fo:font-family="Times" style:font-family-generic="roman" style:font-pitch="variable" fo:font-size="60pt" fo:letter-spacing="-0.0138in" style:letter-kerning="true" style:font-size-asian="60pt" style:font-name-complex="Arial" style:font-family-complex="Arial" style:font-family-generic-complex="swiss" style:font-pitch-complex="variable" style:font-size-complex="48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252in" fo:margin-bottom="0.1252in" style:contextual-spacing="false" fo:line-height="0.528in" fo:keep-with-next="always"/>
      <style:text-properties fo:color="#000080" style:font-name="Arial" fo:font-family="Arial" style:font-family-generic="swiss" style:font-pitch="variable" fo:font-size="36pt" fo:font-weight="bold" style:font-size-asian="36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1252in" style:contextual-spacing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1665in" style:contextual-spacing="false" fo:text-align="center" style:justify-single-word="false" fo:keep-with-next="always"/>
      <style:text-properties style:font-name="Arial" fo:font-family="Arial" style:font-family-generic="swiss" style:font-pitch="variable" fo:font-size="18pt" fo:letter-spacing="-0.0138in" style:letter-kerning="true" style:font-size-asian="18pt" style:font-name-complex="Arial" style:font-family-complex="Arial" style:font-family-generic-complex="swiss" style:font-pitch-complex="variable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color="#cc0000" style:font-name="Times" fo:font-family="Times" style:font-family-generic="roman" style:font-pitch="variable" fo:font-size="60pt" fo:letter-spacing="-0.0138in" fo:language="en" fo:country="US" style:letter-kerning="true" style:font-size-asian="60pt" style:font-name-complex="Arial" style:font-family-complex="Arial" style:font-family-generic-complex="swiss" style:font-pitch-complex="variable" style:font-size-complex="48pt"/>
    </style:style>
    <style:style style:name="Heading_20_2_20_Char" style:display-name="Heading 2 Char" style:family="text">
      <style:text-properties fo:color="#000080" style:font-name="Arial" fo:font-family="Arial" style:font-family-generic="swiss" style:font-pitch="variable" fo:font-size="36pt" fo:language="en" fo:country="US" fo:font-weight="bold" style:font-size-asian="36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Body_20_Text_20_Char" style:display-name="Body Text Char" style:family="text">
      <style:text-properties fo:font-size="12pt" fo:language="en" fo:country="US" style:font-size-asian="12pt" style:font-size-complex="12pt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8pt" fo:language="en" fo:country="US" fo:font-weight="bold" style:font-size-asian="18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8pt" fo:letter-spacing="-0.0138in" fo:language="en" fo:country="US" style:letter-kerning="true" style:font-size-asian="18pt" style:font-name-complex="Arial" style:font-family-complex="Arial" style:font-family-generic-complex="swiss" style:font-pitch-complex="variable" style:font-size-complex="14pt" style:font-weight-complex="bold"/>
    </style:style>
    <style:style style:name="Heading_20_7_20_Char" style:display-name="Heading 7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C-K Chau</meta:initial-creator>
    <meta:creation-date>2012-01-29T16:24:00</meta:creation-date>
    <dc:date>2014-01-28T17:59:23.737677591</dc:date>
    <meta:editing-cycles>46</meta:editing-cycles>
    <meta:editing-duration>PT18H22M</meta:editing-duration>
    <meta:document-statistic meta:table-count="1" meta:image-count="0" meta:object-count="0" meta:page-count="5" meta:paragraph-count="58" meta:word-count="442" meta:character-count="2763" meta:non-whitespace-character-count="2388"/>
    <meta:generator>LibreOffice/4.1.4.2$Linux_X86_64 LibreOffice_project/410m0$Build-2</meta:generator>
  </office:meta>
</office:document-meta>
</file>